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2" style:family="table-cell" style:parent-style-name="Default" style:data-style-name="N10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erson one week</text:p>
          </table:table-cell>
          <table:table-cell table:style-name="ce1" office:value-type="string" calcext:value-type="string">
            <text:p>person two weeks</text:p>
          </table:table-cell>
          <table:table-cell table:style-name="ce1" office:value-type="string" calcext:value-type="string">
            <text:p>person absent</text:p>
          </table:table-cell>
          <table:table-cell table:style-name="ce1" office:value-type="string" calcext:value-type="string">
            <text:p>worth</text:p>
          </table:table-cell>
          <table:table-cell table:style-name="ce1" office:value-type="string" calcext:value-type="string">
            <text:p>everyone usage</text:p>
          </table:table-cell>
          <table:table-cell table:number-columns-repeated="2"/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3"/>
          <table:table-cell table:style-name="ce2" table:formula="of:=day_chunk/IF(COUNTIF([.B2:.D2]; &quot;x&quot;)=0; people_count; COUNTIF([.B2:.D2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2:.D2])=people_count; &quot;x&quot;; &quot;&quot;)" office:value-type="string" office:string-value="x" calcext:value-type="string">
            <text:p>x</text:p>
          </table:table-cell>
          <table:table-cell/>
          <table:table-cell table:style-name="ce1" office:value-type="string" calcext:value-type="string">
            <text:p>Unsplit, taxed</text:p>
          </table:table-cell>
          <table:table-cell office:value-type="currency" office:currency="USD" office:value="30.95" calcext:value-type="currency">
            <text:p>$30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style-name="ce2" table:formula="of:=day_chunk/IF(COUNTIF([.B3:.D3]; &quot;x&quot;)=0; people_count; COUNTIF([.B3:.D3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3:.D3])=people_count; &quot;x&quot;; &quot;&quot;)" office:value-type="string" office:string-value="x" calcext:value-type="string">
            <text:p>x</text:p>
          </table:table-cell>
          <table:table-cell/>
          <table:table-cell table:style-name="ce1" office:value-type="string" calcext:value-type="string">
            <text:p>Unsplit, untaxed</text:p>
          </table:table-cell>
          <table:table-cell office:value-type="currency" office:currency="USD" office:value="30.95" calcext:value-type="currency">
            <text:p>$3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3"/>
          <table:table-cell table:style-name="ce2" table:formula="of:=day_chunk/IF(COUNTIF([.B4:.D4]; &quot;x&quot;)=0; people_count; COUNTIF([.B4:.D4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4:.D4])=people_count; &quot;x&quot;; &quot;&quot;)" office:value-type="string" office:string-value="x" calcext:value-type="string">
            <text:p>x</text:p>
          </table:table-cell>
          <table:table-cell/>
          <table:table-cell table:style-name="ce1" office:value-type="string" calcext:value-type="string">
            <text:p>Split, taxed</text:p>
          </table:table-cell>
          <table:table-cell office:value-type="currency" office:currency="USD" office:value="40.95" calcext:value-type="currency">
            <text:p>$4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style-name="ce2" table:formula="of:=day_chunk/IF(COUNTIF([.B5:.D5]; &quot;x&quot;)=0; people_count; COUNTIF([.B5:.D5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5:.D5])=people_count; &quot;x&quot;; &quot;&quot;)" office:value-type="string" office:string-value="x" calcext:value-type="string">
            <text:p>x</text:p>
          </table:table-cell>
          <table:table-cell/>
          <table:table-cell table:style-name="ce1" office:value-type="string" calcext:value-type="string">
            <text:p>Split, untaxed</text:p>
          </table:table-cell>
          <table:table-cell office:value-type="currency" office:currency="USD" office:value="40.95" calcext:value-type="currency">
            <text:p>$4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number-columns-repeated="3"/>
          <table:table-cell table:style-name="ce2" table:formula="of:=day_chunk/IF(COUNTIF([.B6:.D6]; &quot;x&quot;)=0; people_count; COUNTIF([.B6:.D6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6:.D6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style-name="ce2" table:formula="of:=day_chunk/IF(COUNTIF([.B7:.D7]; &quot;x&quot;)=0; people_count; COUNTIF([.B7:.D7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7:.D7])=people_count; &quot;x&quot;; &quot;&quot;)" office:value-type="string" office:string-value="x" calcext:value-type="string">
            <text:p>x</text:p>
          </table:table-cell>
          <table:table-cell/>
          <table:table-cell table:style-name="ce1" office:value-type="string" calcext:value-type="string">
            <text:p>Tax rate</text:p>
          </table:table-cell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8:.D8]; &quot;x&quot;)=0; people_count; COUNTIF([.B8:.D8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8:.D8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table:formula="of:=day_chunk/IF(COUNTIF([.B9:.D9]; &quot;x&quot;)=0; people_count; COUNTIF([.B9:.D9]; &quot;x&quot;))" office:value-type="currency" office:currency="USD" office:value="1.36720161290323" calcext:value-type="currency">
            <text:p>$1.37</text:p>
          </table:table-cell>
          <table:table-cell table:style-name="ce2" table:formula="of:=IF(COUNTBLANK([.B9:.D9])=people_count; &quot;x&quot;; &quot;&quot;)">
            <text:p/>
          </table:table-cell>
          <table:table-cell/>
          <table:table-cell table:style-name="ce1" office:value-type="string" calcext:value-type="string">
            <text:p>Days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table:formula="of:=day_chunk/IF(COUNTIF([.B10:.D10]; &quot;x&quot;)=0; people_count; COUNTIF([.B10:.D10]; &quot;x&quot;))" office:value-type="currency" office:currency="USD" office:value="1.36720161290323" calcext:value-type="currency">
            <text:p>$1.37</text:p>
          </table:table-cell>
          <table:table-cell table:style-name="ce2" table:formula="of:=IF(COUNTBLANK([.B10:.D10])=people_count; &quot;x&quot;; &quot;&quot;)">
            <text:p/>
          </table:table-cell>
          <table:table-cell/>
          <table:table-cell table:style-name="ce1"/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table:formula="of:=day_chunk/IF(COUNTIF([.B11:.D11]; &quot;x&quot;)=0; people_count; COUNTIF([.B11:.D11]; &quot;x&quot;))" office:value-type="currency" office:currency="USD" office:value="1.36720161290323" calcext:value-type="currency">
            <text:p>$1.37</text:p>
          </table:table-cell>
          <table:table-cell table:style-name="ce2" table:formula="of:=IF(COUNTBLANK([.B11:.D11])=people_count; &quot;x&quot;; &quot;&quot;)">
            <text:p/>
          </table:table-cell>
          <table:table-cell/>
          <table:table-cell table:style-name="ce1" office:value-type="string" calcext:value-type="string">
            <text:p>People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table:formula="of:=day_chunk/IF(COUNTIF([.B12:.D12]; &quot;x&quot;)=0; people_count; COUNTIF([.B12:.D12]; &quot;x&quot;))" office:value-type="currency" office:currency="USD" office:value="1.36720161290323" calcext:value-type="currency">
            <text:p>$1.37</text:p>
          </table:table-cell>
          <table:table-cell table:style-name="ce2" table:formula="of:=IF(COUNTBLANK([.B12:.D12])=people_count; &quot;x&quot;; &quot;&quot;)">
            <text:p/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table:formula="of:=day_chunk/IF(COUNTIF([.B13:.D13]; &quot;x&quot;)=0; people_count; COUNTIF([.B13:.D13]; &quot;x&quot;))" office:value-type="currency" office:currency="USD" office:value="1.36720161290323" calcext:value-type="currency">
            <text:p>$1.37</text:p>
          </table:table-cell>
          <table:table-cell table:style-name="ce2" table:formula="of:=IF(COUNTBLANK([.B13:.D13])=people_count; &quot;x&quot;; &quot;&quot;)">
            <text:p/>
          </table:table-cell>
          <table:table-cell/>
          <table:table-cell table:style-name="ce1" office:value-type="string" calcext:value-type="string">
            <text:p>Usage portion</text:p>
          </table:table-cell>
          <table:table-cell table:formula="of:=((split_taxed_value*(tax_rate+1))+split_untaxed_value)" office:value-type="currency" office:currency="USD" office:value="84.7665" calcext:value-type="currency">
            <text:p>$84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table:formula="of:=day_chunk/IF(COUNTIF([.B14:.D14]; &quot;x&quot;)=0; people_count; COUNTIF([.B14:.D14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14:.D14])=people_count; &quot;x&quot;; &quot;&quot;)">
            <text:p/>
          </table:table-cell>
          <table:table-cell/>
          <table:table-cell table:style-name="ce1" office:value-type="string" calcext:value-type="string">
            <text:p>Day chunk</text:p>
          </table:table-cell>
          <table:table-cell table:formula="of:=usage_portion/day_count" office:value-type="currency" office:currency="USD" office:value="2.73440322580645" calcext:value-type="currency">
            <text:p>$2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table:formula="of:=day_chunk/IF(COUNTIF([.B15:.D15]; &quot;x&quot;)=0; people_count; COUNTIF([.B15:.D15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15:.D15])=people_count; &quot;x&quot;; &quot;&quot;)">
            <text:p/>
          </table:table-cell>
          <table:table-cell/>
          <table:table-cell table:style-name="ce1" office:value-type="string" calcext:value-type="string">
            <text:p>General portion</text:p>
          </table:table-cell>
          <table:table-cell table:formula="of:=(unsplit_taxed_value*(tax_rate+1))+unsplit_taxed_value" office:value-type="currency" office:currency="USD" office:value="64.0665" calcext:value-type="currency">
            <text:p>$64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number-columns-repeated="3"/>
          <table:table-cell table:style-name="ce2" table:formula="of:=day_chunk/IF(COUNTIF([.B16:.D16]; &quot;x&quot;)=0; people_count; COUNTIF([.B16:.D16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16:.D16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number-columns-repeated="3"/>
          <table:table-cell table:style-name="ce2" table:formula="of:=day_chunk/IF(COUNTIF([.B17:.D17]; &quot;x&quot;)=0; people_count; COUNTIF([.B17:.D17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17:.D17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number-columns-repeated="3"/>
          <table:table-cell table:style-name="ce2" table:formula="of:=day_chunk/IF(COUNTIF([.B18:.D18]; &quot;x&quot;)=0; people_count; COUNTIF([.B18:.D18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18:.D18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number-columns-repeated="3"/>
          <table:table-cell table:style-name="ce2" table:formula="of:=day_chunk/IF(COUNTIF([.B19:.D19]; &quot;x&quot;)=0; people_count; COUNTIF([.B19:.D19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19:.D19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number-columns-repeated="3"/>
          <table:table-cell table:style-name="ce2" table:formula="of:=day_chunk/IF(COUNTIF([.B20:.D20]; &quot;x&quot;)=0; people_count; COUNTIF([.B20:.D20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20:.D20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number-columns-repeated="3"/>
          <table:table-cell table:style-name="ce2" table:formula="of:=day_chunk/IF(COUNTIF([.B21:.D21]; &quot;x&quot;)=0; people_count; COUNTIF([.B21:.D21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21:.D21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2:.D22]; &quot;x&quot;)=0; people_count; COUNTIF([.B22:.D22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2:.D22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3:.D23]; &quot;x&quot;)=0; people_count; COUNTIF([.B23:.D23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3:.D23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4:.D24]; &quot;x&quot;)=0; people_count; COUNTIF([.B24:.D24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4:.D24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5:.D25]; &quot;x&quot;)=0; people_count; COUNTIF([.B25:.D25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5:.D25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6:.D26]; &quot;x&quot;)=0; people_count; COUNTIF([.B26:.D26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6:.D26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7:.D27]; &quot;x&quot;)=0; people_count; COUNTIF([.B27:.D27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7:.D27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table:formula="of:=day_chunk/IF(COUNTIF([.B28:.D28]; &quot;x&quot;)=0; people_count; COUNTIF([.B28:.D28]; &quot;x&quot;))" office:value-type="currency" office:currency="USD" office:value="2.73440322580645" calcext:value-type="currency">
            <text:p>$2.73</text:p>
          </table:table-cell>
          <table:table-cell table:style-name="ce2" table:formula="of:=IF(COUNTBLANK([.B28:.D28])=people_count; &quot;x&quot;; &quot;&quot;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number-columns-repeated="3"/>
          <table:table-cell table:style-name="ce2" table:formula="of:=day_chunk/IF(COUNTIF([.B29:.D29]; &quot;x&quot;)=0; people_count; COUNTIF([.B29:.D29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29:.D29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number-columns-repeated="3"/>
          <table:table-cell table:style-name="ce2" table:formula="of:=day_chunk/IF(COUNTIF([.B30:.D30]; &quot;x&quot;)=0; people_count; COUNTIF([.B30:.D30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30:.D30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number-columns-repeated="3"/>
          <table:table-cell table:style-name="ce2" table:formula="of:=day_chunk/IF(COUNTIF([.B31:.D31]; &quot;x&quot;)=0; people_count; COUNTIF([.B31:.D31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31:.D31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number-columns-repeated="3"/>
          <table:table-cell table:style-name="ce2" table:formula="of:=day_chunk/IF(COUNTIF([.B32:.D32]; &quot;x&quot;)=0; people_count; COUNTIF([.B32:.D32]; &quot;x&quot;))" office:value-type="currency" office:currency="USD" office:value="0.911467741935484" calcext:value-type="currency">
            <text:p>$0.91</text:p>
          </table:table-cell>
          <table:table-cell table:style-name="ce2" table:formula="of:=IF(COUNTBLANK([.B32:.D32])=people_count; &quot;x&quot;; 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sage:</text:p>
          </table:table-cell>
          <table:table-cell table:style-name="ce2" table:formula="of:=SUM(SUMIF([.B1:.B32]; &quot;x&quot;; [.$E$1:.$E$1048576]); SUMIF([.$F$1:.$F$1048576]; &quot;x&quot;; [.$E$1:.$E$1048576]))" office:value-type="currency" office:currency="USD" office:value="26.8882983870968" calcext:value-type="currency">
            <text:p>$26.89</text:p>
          </table:table-cell>
          <table:table-cell table:style-name="ce2" table:formula="of:=SUM(SUMIF([.C1:.C32]; &quot;x&quot;; [.$E$1:.$E$1048576]); SUMIF([.$F$1:.$F$1048576]; &quot;x&quot;; [.$E$1:.$E$1048576]))" office:value-type="currency" office:currency="USD" office:value="43.2947177419355" calcext:value-type="currency">
            <text:p>$43.29</text:p>
          </table:table-cell>
          <table:table-cell table:style-name="ce2" table:formula="of:=SUM(SUMIF([.D1:.D32]; &quot;x&quot;; [.$E$1:.$E$1048576]); SUMIF([.$F$1:.$F$1048576]; &quot;x&quot;; [.$E$1:.$E$1048576]))" office:value-type="currency" office:currency="USD" office:value="14.5834838709677" calcext:value-type="currency">
            <text:p>$14.5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2" table:formula="of:=general_portion/people_count" office:value-type="currency" office:currency="USD" office:value="21.3555" calcext:value-type="currency">
            <text:p>$21.36</text:p>
          </table:table-cell>
          <table:table-cell table:style-name="ce2" table:formula="of:=general_portion/people_count" office:value-type="currency" office:currency="USD" office:value="21.3555" calcext:value-type="currency">
            <text:p>$21.36</text:p>
          </table:table-cell>
          <table:table-cell table:style-name="ce2" table:formula="of:=general_portion/people_count" office:value-type="currency" office:currency="USD" office:value="21.3555" calcext:value-type="currency">
            <text:p>$21.3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33];[.B34])" office:value-type="currency" office:currency="USD" office:value="48.2437983870968" calcext:value-type="currency">
            <table:detective>
              <table:operation table:name="trace-errors" table:index="0"/>
            </table:detective>
            <text:p>$48.24</text:p>
          </table:table-cell>
          <table:table-cell table:style-name="ce2" table:formula="of:=SUM([.C33];[.C34])" office:value-type="currency" office:currency="USD" office:value="64.6502177419355" calcext:value-type="currency">
            <text:p>$64.65</text:p>
          </table:table-cell>
          <table:table-cell table:style-name="ce2" table:formula="of:=SUM([.D33];[.D34])" office:value-type="currency" office:currency="USD" office:value="35.9389838709677" calcext:value-type="currency">
            <text:p>$35.94</text:p>
          </table:table-cell>
          <table:table-cell table:number-columns-repeated="5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range table:name="day_chunk" table:base-cell-address="$Sheet1.$N$11" table:cell-range-address="$Sheet1.$I$14"/>
        <table:named-range table:name="day_count" table:base-cell-address="$Sheet1.$L$9" table:cell-range-address="$Sheet1.$I$9"/>
        <table:named-range table:name="general_portion" table:base-cell-address="$Sheet1.$N$12" table:cell-range-address="$Sheet1.$I$15"/>
        <table:named-range table:name="people_count" table:base-cell-address="$Sheet1.$I$11" table:cell-range-address="$Sheet1.$I$11"/>
        <table:named-range table:name="split_taxed_value" table:base-cell-address="$Sheet1.$M$2" table:cell-range-address="$Sheet1.$I$4"/>
        <table:named-range table:name="split_untaxed_value" table:base-cell-address="$Sheet1.$M$2" table:cell-range-address="$Sheet1.$I$5"/>
        <table:named-range table:name="tax_rate" table:base-cell-address="$Sheet1.$M$7" table:cell-range-address="$Sheet1.$I$7"/>
        <table:named-range table:name="unsplit_taxed_value" table:base-cell-address="$Sheet1.$M$2" table:cell-range-address="$Sheet1.$I$2"/>
        <table:named-range table:name="unsplit_untaxed_value" table:base-cell-address="$Sheet1.$M$2" table:cell-range-address="$Sheet1.$I$3"/>
        <table:named-range table:name="usage_portion" table:base-cell-address="$Sheet1.$P$11" table:cell-range-address="$Sheet1.$I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4:56:55.283222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7:29:31.178841653</meta:creation-date>
    <dc:date>2021-01-11T15:47:23.208663793</dc:date>
    <meta:editing-duration>PT3H47M16S</meta:editing-duration>
    <meta:editing-cycles>17</meta:editing-cycles>
    <meta:generator>LibreOffice/7.0.3.1$Linux_X86_64 LibreOffice_project/00$Build-1</meta:generator>
    <meta:document-statistic meta:table-count="1" meta:cell-count="152" meta:object-count="0"/>
  </office:meta>
</office:document-meta>
</file>